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cm" fo:margin-right="0cm" fo:text-indent="0cm" style:auto-text-indent="false" style:writing-mode="lr-tb"/>
    </style:style>
    <style:style style:name="P2" style:family="paragraph" style:parent-style-name="Preformatted_20_Text">
      <style:paragraph-properties style:writing-mode="lr-tb"/>
    </style:style>
    <style:style style:name="P3" style:family="paragraph" style:parent-style-name="Preformatted_20_Text">
      <style:paragraph-properties fo:margin-top="0cm" fo:margin-bottom="0.499cm" style:contextual-spacing="false" style:writing-mode="lr-tb"/>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span text:style-name="Strong_20_Emphasis">WHAT YOUR PROJECT ACTUALLY DOES (Simple Explanation)</text:span></text:h>
      <text:p text:style-name="Text_20_body">Your project is basically:</text:p>
      <text:p text:style-name="Quotations"><text:span text:style-name="Strong_20_Emphasis">An AI agent that reads natural language instructions and automatically creates a workflow + code + integrations.</text:span></text:p>
      <text:p text:style-name="Text_20_body">Not like Zapier where users manually choose triggers/actions.</text:p>
      <text:p text:style-name="Text_20_body">Instead:</text:p>
      <text:h text:style-name="Heading_20_3" text:outline-level="3"><text:span text:style-name="Strong_20_Emphasis">You say something → AI builds the automation + executes it.</text:span></text:h>
      <text:p text:style-name="Horizontal_20_Line"/>
      <text:h text:style-name="Heading_20_1" text:outline-level="1">✅ <text:span text:style-name="Strong_20_Emphasis">EXAMPLE 1 — FULL SIMPLE INPUT &amp; OUTPUT</text:span></text:h>
      <text:h text:style-name="Heading_20_3" text:outline-level="3"><text:span text:style-name="Strong_20_Emphasis">User Input (Natural Language):</text:span></text:h>
      <text:p text:style-name="Quotations">“Whenever someone emails me with the subject <text:span text:style-name="Emphasis">‘Interview Call’</text:span>, save the attachment to Google Drive and then send me a WhatsApp message.”</text:p>
      <text:p text:style-name="Horizontal_20_Line"/>
      <text:h text:style-name="Heading_20_3" text:outline-level="3"><text:span text:style-name="Strong_20_Emphasis">Your AI Agent Does These Automatically:</text:span></text:h>
      <text:h text:style-name="Heading_20_3" text:outline-level="3"><text:span text:style-name="Strong_20_Emphasis">1. Understand the task</text:span></text:h>
      <text:list text:style-name="L1">
        <text:list-item>
          <text:p text:style-name="P4">Trigger: New Email</text:p>
        </text:list-item>
        <text:list-item>
          <text:p text:style-name="P4">Condition: Subject contains “Interview Call”</text:p>
        </text:list-item>
        <text:list-item>
          <text:p text:style-name="P4">Actions:</text:p>
          <text:list>
            <text:list-item>
              <text:p text:style-name="P4">Save attachment to Google Drive</text:p>
            </text:list-item>
            <text:list-item>
              <text:p text:style-name="P4">Send WhatsApp message</text:p>
            </text:list-item>
          </text:list>
        </text:list-item>
      </text:list>
      <text:p text:style-name="Horizontal_20_Line"/>
      <text:h text:style-name="Heading_20_3" text:outline-level="3"><text:span text:style-name="Strong_20_Emphasis">2. Generates a Workflow (Human-readable):</text:span></text:h>
      <text:p text:style-name="P1"><text:span text:style-name="Source_20_Text">workflow:</text:span></text:p>
      <text:p text:style-name="P2"><text:span text:style-name="Source_20_Text"><text:s text:c="2"/>trigger: email_received</text:span></text:p>
      <text:p text:style-name="P2"><text:span text:style-name="Source_20_Text"><text:s text:c="2"/>condition: subject contains "Interview Call"</text:span></text:p>
      <text:p text:style-name="P2"><text:span text:style-name="Source_20_Text"><text:s text:c="2"/>actions:</text:span></text:p>
      <text:p text:style-name="P2"><text:span text:style-name="Source_20_Text"><text:s text:c="4"/>- save_attachment_to_drive</text:span></text:p>
      <text:p text:style-name="P3"><text:span text:style-name="Source_20_Text"><text:s text:c="4"/>- send_whatsapp_alert</text:span></text:p>
      <text:p text:style-name="Horizontal_20_Line"/>
      <text:h text:style-name="Heading_20_3" text:outline-level="3"><text:soft-page-break/><text:span text:style-name="Strong_20_Emphasis">3. Generates the Code (Auto-created by AI)</text:span></text:h>
      <text:p text:style-name="Text_20_body">For example, in Node.js:</text:p>
      <text:p text:style-name="P1"><text:span text:style-name="Source_20_Text">const imap = require("imap-client");</text:span></text:p>
      <text:p text:style-name="P2"><text:span text:style-name="Source_20_Text">const { uploadToDrive } = require("./drive");</text:span></text:p>
      <text:p text:style-name="P2"><text:span text:style-name="Source_20_Text">const { sendWhatsApp } = require("./whatsapp");</text:span></text:p>
      <text:p text:style-name="P2"/>
      <text:p text:style-name="P2"><text:span text:style-name="Source_20_Text">function handler(email) {</text:span></text:p>
      <text:p text:style-name="P2"><text:span text:style-name="Source_20_Text"><text:s text:c="2"/>if (email.subject.includes("Interview Call")) {</text:span></text:p>
      <text:p text:style-name="P2"><text:span text:style-name="Source_20_Text"><text:s text:c="4"/>uploadToDrive(email.attachment);</text:span></text:p>
      <text:p text:style-name="P2"><text:span text:style-name="Source_20_Text"><text:s text:c="4"/>sendWhatsApp("You received an Interview Call email!");</text:span></text:p>
      <text:p text:style-name="P2"><text:span text:style-name="Source_20_Text"><text:s text:c="2"/>}</text:span></text:p>
      <text:p text:style-name="P3"><text:span text:style-name="Source_20_Text">}</text:span></text:p>
      <text:p text:style-name="Horizontal_20_Line"/>
      <text:h text:style-name="Heading_20_3" text:outline-level="3"><text:span text:style-name="Strong_20_Emphasis">4. Executes It Automatically</text:span></text:h>
      <text:list text:style-name="L2">
        <text:list-item>
          <text:p text:style-name="P5">Your agent listens to email inbox → detects the event → performs the operations.</text:p>
        </text:list-item>
      </text:list>
      <text:p text:style-name="Horizontal_20_Line"/>
      <text:h text:style-name="Heading_20_1" text:outline-level="1">✅ <text:span text:style-name="Strong_20_Emphasis">EXAMPLE 2 — More Complex Input</text:span></text:h>
      <text:h text:style-name="Heading_20_3" text:outline-level="3">User Input:</text:h>
      <text:p text:style-name="Quotations">“Every night at 10 PM, check the trending GitHub repos in ML and send me a summary PDF.”</text:p>
      <text:h text:style-name="Heading_20_3" text:outline-level="3">Output:</text:h>
      <text:p text:style-name="Text_20_body">✔ AI determines cron trigger<text:line-break/>✔ Fetches GitHub trends<text:line-break/>✔ Writes Python script to convert summary → PDF<text:line-break/>✔ Schedules it in your workflow engine<text:line-break/>✔ Sends PDF via email/WhatsApp</text:p>
      <text:p text:style-name="Text_20_body">No manual configuration required.</text:p>
      <text:p text:style-name="Horizontal_20_Line"/>
      <text:h text:style-name="Heading_20_1" text:outline-level="1">🔥 <text:span text:style-name="Strong_20_Emphasis">WORKFLOW OF YOUR PROJECT (Easy Version)</text:span></text:h>
      <text:h text:style-name="Heading_20_3" text:outline-level="3"><text:span text:style-name="Strong_20_Emphasis">Step 1 — Natural Language Understanding</text:span></text:h>
      <text:list text:style-name="L3">
        <text:list-item>
          <text:p text:style-name="P6">Parse what user wants</text:p>
        </text:list-item>
        <text:list-item>
          <text:p text:style-name="P6">Identify:</text:p>
          <text:list>
            <text:list-item>
              <text:p text:style-name="P6">Trigger (time, message, file, command, request)</text:p>
            </text:list-item>
            <text:list-item>
              <text:p text:style-name="P6">Inputs</text:p>
            </text:list-item>
            <text:list-item>
              <text:p text:style-name="P6"><text:soft-page-break/>Actions</text:p>
            </text:list-item>
          </text:list>
        </text:list-item>
      </text:list>
      <text:p text:style-name="Text_20_body">Use: <text:span text:style-name="Strong_20_Emphasis">LLM (OpenAI, local models, or Ollama)</text:span></text:p>
      <text:p text:style-name="Horizontal_20_Line"/>
      <text:h text:style-name="Heading_20_3" text:outline-level="3"><text:span text:style-name="Strong_20_Emphasis">Step 2 — Convert Into a Structured Workflow</text:span></text:h>
      <text:p text:style-name="Text_20_body">Use YAML/JSON DSL:</text:p>
      <text:p text:style-name="P1"><text:span text:style-name="Source_20_Text">{</text:span></text:p>
      <text:p text:style-name="P2"><text:span text:style-name="Source_20_Text"><text:s text:c="2"/>"trigger": "file_uploaded",</text:span></text:p>
      <text:p text:style-name="P2"><text:span text:style-name="Source_20_Text"><text:s text:c="2"/>"actions": ["resize_image", "upload_to_cloud"]</text:span></text:p>
      <text:p text:style-name="P3"><text:span text:style-name="Source_20_Text">}</text:span></text:p>
      <text:p text:style-name="Horizontal_20_Line"/>
      <text:h text:style-name="Heading_20_3" text:outline-level="3"><text:span text:style-name="Strong_20_Emphasis">Step 3 — Code Generation for Each Action</text:span></text:h>
      <text:p text:style-name="Text_20_body">Backend generates runnable code snippets:</text:p>
      <text:list text:style-name="L4">
        <text:list-item>
          <text:p text:style-name="P7">Python/Node scripts</text:p>
        </text:list-item>
        <text:list-item>
          <text:p text:style-name="P7">Bash commands</text:p>
        </text:list-item>
        <text:list-item>
          <text:p text:style-name="P7">API calls</text:p>
        </text:list-item>
        <text:list-item>
          <text:p text:style-name="P7">Cloud functions</text:p>
        </text:list-item>
      </text:list>
      <text:p text:style-name="Horizontal_20_Line"/>
      <text:h text:style-name="Heading_20_3" text:outline-level="3"><text:span text:style-name="Strong_20_Emphasis">Step 4 — Execute the Workflow</text:span></text:h>
      <text:p text:style-name="Text_20_body">A scheduler+runner executes workflows:</text:p>
      <text:list text:style-name="L5">
        <text:list-item>
          <text:p text:style-name="P8">Cron jobs</text:p>
        </text:list-item>
        <text:list-item>
          <text:p text:style-name="P8">Event listeners</text:p>
        </text:list-item>
        <text:list-item>
          <text:p text:style-name="P8">API webhooks</text:p>
        </text:list-item>
      </text:list>
      <text:p text:style-name="Horizontal_20_Line"/>
      <text:h text:style-name="Heading_20_3" text:outline-level="3"><text:span text:style-name="Strong_20_Emphasis">Step 5 — Monitoring + Logs</text:span></text:h>
      <text:list text:style-name="L6">
        <text:list-item>
          <text:p text:style-name="P9">“Show me logs for the last workflow”</text:p>
        </text:list-item>
        <text:list-item>
          <text:p text:style-name="P9">“Debug this workflow”</text:p>
        </text:list-item>
        <text:list-item>
          <text:p text:style-name="P9">“Stop workflow 3”</text:p>
        </text:list-item>
      </text:list>
      <text:p text:style-name="Horizontal_20_Line"/>
      <text:h text:style-name="Heading_20_1" text:outline-level="1">🧰 <text:span text:style-name="Strong_20_Emphasis">TECH STACK (Balanced for 6th Semester)</text:span></text:h>
      <text:p text:style-name="Text_20_body">This is realistic, not too hard but not too basic.</text:p>
      <text:p text:style-name="Horizontal_20_Line"/>
      <text:h text:style-name="Heading_20_2" text:outline-level="2"><text:soft-page-break/><text:span text:style-name="Strong_20_Emphasis">🖥️ Backend</text:span></text:h>
      <text:p text:style-name="Text_20_body">Language options:</text:p>
      <text:list text:style-name="L7">
        <text:list-item>
          <text:p text:style-name="P10"><text:span text:style-name="Strong_20_Emphasis">Node.js</text:span> (easy for APIs + agents)</text:p>
        </text:list-item>
        <text:list-item>
          <text:p text:style-name="P10">OR <text:span text:style-name="Strong_20_Emphasis">Python</text:span> (easy for automation libraries)</text:p>
        </text:list-item>
      </text:list>
      <text:p text:style-name="Text_20_body">Use whichever you are comfortable with.</text:p>
      <text:p text:style-name="Horizontal_20_Line"/>
      <text:h text:style-name="Heading_20_2" text:outline-level="2"><text:span text:style-name="Strong_20_Emphasis">🧠 AI / NLP</text:span></text:h>
      <text:list text:style-name="L8">
        <text:list-item>
          <text:p text:style-name="P11"><text:span text:style-name="Strong_20_Emphasis">OpenAI GPT-4o / GPT-5 mini</text:span> (Free tier ok for small tasks)</text:p>
        </text:list-item>
        <text:list-item>
          <text:p text:style-name="P11">OR <text:span text:style-name="Strong_20_Emphasis">Ollama + local models</text:span> for free</text:p>
        </text:list-item>
        <text:list-item>
          <text:p text:style-name="P11"><text:span text:style-name="Strong_20_Emphasis">LangChain</text:span> or <text:span text:style-name="Strong_20_Emphasis">LlamaIndex</text:span> to structure prompts</text:p>
        </text:list-item>
      </text:list>
      <text:p text:style-name="Horizontal_20_Line"/>
      <text:h text:style-name="Heading_20_2" text:outline-level="2"><text:span text:style-name="Strong_20_Emphasis">⚙️ Workflow Engine (Core Part)</text:span></text:h>
      <text:list text:style-name="L9">
        <text:list-item>
          <text:p text:style-name="P12">Custom workflow runner using:</text:p>
          <text:list>
            <text:list-item>
              <text:p text:style-name="P12">Node.js queue (BullMQ)</text:p>
            </text:list-item>
            <text:list-item>
              <text:p text:style-name="P12">Cron jobs (node-cron)</text:p>
            </text:list-item>
            <text:list-item>
              <text:p text:style-name="P12">Workers (child_process or Python scripts)</text:p>
            </text:list-item>
          </text:list>
        </text:list-item>
      </text:list>
      <text:p text:style-name="Horizontal_20_Line"/>
      <text:h text:style-name="Heading_20_2" text:outline-level="2"><text:span text:style-name="Strong_20_Emphasis">📡 Integrations</text:span></text:h>
      <text:p text:style-name="Text_20_body">Free options:</text:p>
      <text:list text:style-name="L10">
        <text:list-item>
          <text:p text:style-name="P13">Gmail API (email)</text:p>
        </text:list-item>
        <text:list-item>
          <text:p text:style-name="P13">WhatsApp Cloud API (free tier)</text:p>
        </text:list-item>
        <text:list-item>
          <text:p text:style-name="P13">GitHub API</text:p>
        </text:list-item>
        <text:list-item>
          <text:p text:style-name="P13">Google Drive API</text:p>
        </text:list-item>
        <text:list-item>
          <text:p text:style-name="P13">Local filesystem</text:p>
        </text:list-item>
        <text:list-item>
          <text:p text:style-name="P13">Custom APIs</text:p>
        </text:list-item>
      </text:list>
      <text:p text:style-name="Horizontal_20_Line"/>
      <text:h text:style-name="Heading_20_2" text:outline-level="2"><text:span text:style-name="Strong_20_Emphasis">🌐 Frontend (Optional but recommended)</text:span></text:h>
      <text:list text:style-name="L11">
        <text:list-item>
          <text:p text:style-name="P14">React + Tailwind</text:p>
        </text:list-item>
        <text:list-item>
          <text:p text:style-name="P14">A simple dashboard:</text:p>
          <text:list>
            <text:list-item>
              <text:p text:style-name="P14"><text:soft-page-break/>Create workflow</text:p>
            </text:list-item>
            <text:list-item>
              <text:p text:style-name="P14">View logs</text:p>
            </text:list-item>
            <text:list-item>
              <text:p text:style-name="P14">Enable/disable workflows</text:p>
            </text:list-item>
          </text:list>
        </text:list-item>
      </text:list>
      <text:p text:style-name="Horizontal_20_Line"/>
      <text:h text:style-name="Heading_20_2" text:outline-level="2"><text:span text:style-name="Strong_20_Emphasis">🗄️ Database</text:span></text:h>
      <text:list text:style-name="L12">
        <text:list-item>
          <text:p text:style-name="P15">Supabase (free)<text:line-break/>or</text:p>
        </text:list-item>
        <text:list-item>
          <text:p text:style-name="P15">MongoDB Atlas free tier<text:line-break/>or</text:p>
        </text:list-item>
        <text:list-item>
          <text:p text:style-name="P15">SQLite for simple builds</text:p>
        </text:list-item>
      </text:list>
      <text:p text:style-name="Horizontal_20_Line"/>
      <text:h text:style-name="Heading_20_1" text:outline-level="1">🎯 <text:span text:style-name="Strong_20_Emphasis">HOW TO MAKE IT UNIQUE FROM ZAPIER, MAKE, n8n, or CURSOR AGENTS</text:span></text:h>
      <text:p text:style-name="Text_20_body">Here are <text:span text:style-name="Strong_20_Emphasis">unique selling points</text:span> that existing tools do NOT offer:</text:p>
      <text:p text:style-name="Horizontal_20_Line"/>
      <text:h text:style-name="Heading_20_2" text:outline-level="2">🔥 <text:span text:style-name="Strong_20_Emphasis">1. Auto-configure everything using natural language</text:span></text:h>
      <text:p text:style-name="Text_20_body">User writes ONE sentence → workflow is fully created with code.<text:line-break/>Zapier requires manual clicking + setup.</text:p>
      <text:p text:style-name="Horizontal_20_Line"/>
      <text:h text:style-name="Heading_20_2" text:outline-level="2">🔥 <text:span text:style-name="Strong_20_Emphasis">2. Multi-step reasoning workflow (AI identifies missing parts)</text:span></text:h>
      <text:p text:style-name="Text_20_body">Example:</text:p>
      <text:p text:style-name="Quotations">“When someone registers on my website, send them a welcome email.”</text:p>
      <text:p text:style-name="Text_20_body">Your agent checks:</text:p>
      <text:list text:style-name="L13">
        <text:list-item>
          <text:p text:style-name="P16">Does the user have SMTP set up?</text:p>
        </text:list-item>
        <text:list-item>
          <text:p text:style-name="P16">If not, automatically generates SMTP code + key instructions.</text:p>
        </text:list-item>
      </text:list>
      <text:p text:style-name="Text_20_body">Zapier never does this.</text:p>
      <text:p text:style-name="Horizontal_20_Line"/>
      <text:h text:style-name="Heading_20_2" text:outline-level="2"><text:soft-page-break/>🔥 <text:span text:style-name="Strong_20_Emphasis">3. Users can ask follow-up questions</text:span></text:h>
      <text:p text:style-name="Text_20_body">“Explain step 3”<text:line-break/>“Why did my script fail?”<text:line-break/>“Fix the Google Drive permission error.”</text:p>
      <text:p text:style-name="Text_20_body">Your agent behaves like an “AI DevOps engineer” built into the tool.</text:p>
      <text:p text:style-name="Horizontal_20_Line"/>
      <text:h text:style-name="Heading_20_2" text:outline-level="2">🔥 <text:span text:style-name="Strong_20_Emphasis">4. Code-first + no-code hybrid</text:span></text:h>
      <text:p text:style-name="Text_20_body">Zapier is no-code only.<text:line-break/>You allow:</text:p>
      <text:list text:style-name="L14">
        <text:list-item>
          <text:p text:style-name="P17">Code actions</text:p>
        </text:list-item>
        <text:list-item>
          <text:p text:style-name="P17">AI-generated scripts</text:p>
        </text:list-item>
        <text:list-item>
          <text:p text:style-name="P17">CLI automation</text:p>
        </text:list-item>
      </text:list>
      <text:p text:style-name="Horizontal_20_Line"/>
      <text:h text:style-name="Heading_20_2" text:outline-level="2">🔥 <text:span text:style-name="Strong_20_Emphasis">5. Local + cloud execution</text:span></text:h>
      <text:p text:style-name="Text_20_body">Zapier = cloud only.<text:line-break/>Your agent:</text:p>
      <text:list text:style-name="L15">
        <text:list-item>
          <text:p text:style-name="P18">Can run automations on user machine<text:line-break/><text:span text:style-name="Emphasis">OR</text:span></text:p>
        </text:list-item>
        <text:list-item>
          <text:p text:style-name="P18">When cloud available</text:p>
        </text:list-item>
      </text:list>
      <text:p text:style-name="Text_20_body">This is huge.</text:p>
      <text:p text:style-name="Horizontal_20_Line"/>
      <text:h text:style-name="Heading_20_2" text:outline-level="2">🔥 <text:span text:style-name="Strong_20_Emphasis">6. Built-in debugging + logs using AI</text:span></text:h>
      <text:p text:style-name="Text_20_body">User can say:</text:p>
      <text:p text:style-name="Quotations">“Why didn’t my 10 PM workflow run yesterday?”</text:p>
      <text:p text:style-name="Text_20_body">Your AI reads logs and explains.</text:p>
      <text:p text:style-name="Horizontal_20_Line"/>
      <text:h text:style-name="Heading_20_1" text:outline-level="1">👍 <text:span text:style-name="Strong_20_Emphasis">FEASIBILITY FOR YOUR 6TH SEMESTER</text:span></text:h>
      <text:h text:style-name="Heading_20_3" text:outline-level="3">Absolutely feasible.</text:h>
      <text:p text:style-name="Text_20_body">Why?</text:p>
      <text:p text:style-name="Text_20_body"><text:soft-page-break/>Because the project is:</text:p>
      <text:list text:style-name="L16">
        <text:list-item>
          <text:p text:style-name="P19"><text:span text:style-name="Strong_20_Emphasis">Modular</text:span> → you can build small parts first</text:p>
        </text:list-item>
        <text:list-item>
          <text:p text:style-name="P19"><text:span text:style-name="Strong_20_Emphasis">Doesn’t require heavy ML</text:span> → only prompt engineering + APIs</text:p>
        </text:list-item>
        <text:list-item>
          <text:p text:style-name="P19"><text:span text:style-name="Strong_20_Emphasis">Mostly backend + workflow logic</text:span></text:p>
        </text:list-item>
        <text:list-item>
          <text:p text:style-name="P19"><text:span text:style-name="Strong_20_Emphasis">You can scale complexity gradually</text:span></text:p>
        </text:list-item>
      </text:list>
      <text:p text:style-name="Text_20_body">You don’t need to build 100 integrations.<text:line-break/>Start with <text:span text:style-name="Strong_20_Emphasis">3–5 simple automations</text:span>.</text:p>
      <text:p text:style-name="Horizontal_20_Line"/>
      <text:h text:style-name="Heading_20_1" text:outline-level="1">📌 <text:span text:style-name="Strong_20_Emphasis">SIMPLE VERSION YOU CAN BUILD IN 8–10 WEEKS</text:span></text:h>
      <text:p text:style-name="Text_20_body">Start with these 4 automations:</text:p>
      <text:p text:style-name="Text_20_body">1️⃣ Gmail → Save attachment to Drive<text:line-break/>2️⃣ Cron → Fetch GitHub trends → send summary<text:line-break/>3️⃣ Telegram bot → Process message → reply<text:line-break/>4️⃣ File upload → Resize → Convert → Save</text:p>
      <text:p text:style-name="Text_20_body">Build dashboard → Logs → Workflow editor → AI interpreter.</text:p>
      <text:h text:style-name="Heading_20_1" text:outline-level="1"><text:span text:style-name="Strong_20_Emphasis">Project Title</text:span></text:h>
      <text:p text:style-name="Text_20_body"><text:span text:style-name="Strong_20_Emphasis">AI-Powered Natural Language Automation Engineer</text:span></text:p>
      <text:p text:style-name="Horizontal_20_Line"/>
      <text:h text:style-name="Heading_20_1" text:outline-level="1"><text:span text:style-name="Strong_20_Emphasis">Domain of Project</text:span></text:h>
      <text:p text:style-name="Text_20_body"><text:span text:style-name="Strong_20_Emphasis">Machine Learning, Artificial Intelligence</text:span></text:p>
      <text:p text:style-name="Horizontal_20_Line"/>
      <text:h text:style-name="Heading_20_1" text:outline-level="1"><text:span text:style-name="Strong_20_Emphasis">Problem Statement</text:span></text:h>
      <text:p text:style-name="Text_20_body">In the current workflow automation landscape, users must manually configure triggers, actions, and integrations through complex interfaces or predefined templates. Tools like Zapier, Make, and n8n often require technical understanding of APIs, webhooks, or multi-step logic. This leads to a steep learning curve for beginners and limits automation accessibility for non-technical users. There is a need for an intelligent system that can automatically interpret user intent from natural language instructions and convert it into fully functional workflows without requiring manual setup or coding.</text:p>
      <text:p text:style-name="Horizontal_20_Line"/>
      <text:h text:style-name="Heading_20_1" text:outline-level="1"><text:soft-page-break/><text:span text:style-name="Strong_20_Emphasis">Project Objectives and Scope</text:span></text:h>
      <text:p text:style-name="Text_20_body">The primary objective of this project is to design and develop an AI agent capable of converting plain English instructions into executable workflows. The agent will understand user intent, identify triggers and actions, generate workflow logic, create or select integration code, and execute the automation with minimal user involvement.<text:line-break/>The scope includes:<text:line-break/>• Natural language understanding of user instructions<text:line-break/>• Automatic generation of a structured workflow plan<text:line-break/>• AI-based code generation for each workflow step<text:line-break/>• Execution and monitoring of workflows<text:line-break/>• Support for common triggers such as emails, scheduled tasks, and file uploads<text:line-break/>• A simple dashboard for workflow management and logs</text:p>
      <text:p text:style-name="Text_20_body">The solution will focus on 3–5 core integrations to ensure feasibility while demonstrating the concept’s full potential.</text:p>
      <text:p text:style-name="Horizontal_20_Line"/>
      <text:h text:style-name="Heading_20_1" text:outline-level="1"><text:span text:style-name="Strong_20_Emphasis">Background Study of Existing System</text:span></text:h>
      <text:p text:style-name="Text_20_body">Existing automation tools like <text:span text:style-name="Strong_20_Emphasis">Zapier, Make.com, IFTTT, and n8n</text:span> allow users to connect apps and automate processes but rely heavily on manual setup and predefined action blocks. Users must choose triggers, configure authentication, map fields, and define logic manually. These systems do not fully utilize AI for reasoning, code generation, or self-configuration.<text:line-break/>Recent AI assistants like GitHub Copilot and Cursor can generate code, but they cannot autonomously detect new events, create workflows, or execute background automations for users. There is a clear gap between “AI that writes code” and “AI that builds and runs automation workflows end-to-end.”<text:line-break/>This project aims to fill that gap by combining natural language understanding, intelligent workflow generation, and autonomous execution.</text:p>
      <text:p text:style-name="Horizontal_20_Line"/>
      <text:h text:style-name="Heading_20_1" text:outline-level="1"><text:span text:style-name="Strong_20_Emphasis">Methodology and Approach</text:span></text:h>
      <text:p text:style-name="Text_20_body">The methodology includes the following stages:</text:p>
      <text:list text:style-name="L19">
        <text:list-item>
          <text:p text:style-name="P22"><text:span text:style-name="Strong_20_Emphasis">Requirement Analysis</text:span> – Identify types of workflows and integrations to support.</text:p>
        </text:list-item>
        <text:list-item>
          <text:p text:style-name="P22"><text:span text:style-name="Strong_20_Emphasis">Natural Language Parsing</text:span> – Use an LLM to extract the trigger, conditions, and actions from user instructions.</text:p>
        </text:list-item>
        <text:list-item>
          <text:p text:style-name="P22"><text:span text:style-name="Strong_20_Emphasis">Workflow Generation</text:span> – Convert parsed information into structured YAML/JSON workflow definitions.</text:p>
        </text:list-item>
        <text:list-item>
          <text:p text:style-name="P22"><text:span text:style-name="Strong_20_Emphasis">Code Generation</text:span> – Generate Python/Node.js scripts for each action using prompt-based code synthesis.</text:p>
        </text:list-item>
        <text:list-item>
          <text:p text:style-name="P22"><text:soft-page-break/><text:span text:style-name="Strong_20_Emphasis">Execution Engine</text:span> – Build a workflow runner using cron jobs, event listeners, and task queues.</text:p>
        </text:list-item>
        <text:list-item>
          <text:p text:style-name="P22"><text:span text:style-name="Strong_20_Emphasis">Integration Layer</text:span> – Implement a small set of APIs (e.g., Gmail, Google Drive, WhatsApp Cloud, GitHub).</text:p>
        </text:list-item>
        <text:list-item>
          <text:p text:style-name="P22"><text:span text:style-name="Strong_20_Emphasis">Frontend Interface</text:span> – Develop a simple dashboard for creating, managing, and monitoring workflows.</text:p>
        </text:list-item>
        <text:list-item>
          <text:p text:style-name="P22"><text:span text:style-name="Strong_20_Emphasis">Testing and Evaluation</text:span> – Validate accuracy, reliability, and correctness of workflow execution.</text:p>
        </text:list-item>
      </text:list>
      <text:p text:style-name="Text_20_body">The system will be developed iteratively to ensure stable functionality at each stage.</text:p>
      <text:p text:style-name="Horizontal_20_Line"/>
      <text:h text:style-name="Heading_20_1" text:outline-level="1"><text:span text:style-name="Strong_20_Emphasis">Innovation and Originality</text:span></text:h>
      <text:p text:style-name="Text_20_body">The proposed system introduces a level of automation intelligence not present in existing workflow tools. Unlike Zapier or Make, which require manual configuration, this system uses AI to:<text:line-break/>• Fully understand automation requirements from natural language<text:line-break/>• Automatically generate workflow logic and executable code<text:line-break/>• Configure missing components and suggest corrections intelligently<text:line-break/>• Run both cloud-based and local automations<text:line-break/>• Provide AI-assisted debugging and log explanations</text:p>
      <text:p text:style-name="Text_20_body">The project combines AI reasoning with real execution capabilities, making automation accessible even to non-technical users and distinguishing it from traditional no-code platforms and existing AI coding assistant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2-16T19:50:37.205000000</meta:creation-date>
    <dc:date>2025-12-16T19:51:58.176000000</dc:date>
    <meta:editing-duration>PT1M22S</meta:editing-duration>
    <meta:editing-cycles>1</meta:editing-cycles>
    <meta:document-statistic meta:table-count="0" meta:image-count="0" meta:object-count="0" meta:page-count="9" meta:paragraph-count="171" meta:word-count="1422" meta:character-count="9093" meta:non-whitespace-character-count="7863"/>
    <meta:generator>LibreOffice/24.2.1.2$Windows_X86_64 LibreOffice_project/db4def46b0453cc22e2d0305797cf981b68ef5ac</meta:generator>
  </office:meta>
</office:document-meta>
</file>